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in"/>
    </style:style>
    <style:style style:name="co2" style:family="table-column">
      <style:table-column-properties fo:break-before="auto" style:column-width="2.098in"/>
    </style:style>
    <style:style style:name="co3" style:family="table-column">
      <style:table-column-properties fo:break-before="auto" style:column-width="2.6811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0.72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445in"/>
    </style:style>
    <style:style style:name="co9" style:family="table-column">
      <style:table-column-properties fo:break-before="auto" style:column-width="10.5854in"/>
    </style:style>
    <style:style style:name="co10" style:family="table-column">
      <style:table-column-properties fo:break-before="auto" style:column-width="0.8299in"/>
    </style:style>
    <style:style style:name="co11" style:family="table-column">
      <style:table-column-properties fo:break-before="auto" style:column-width="2.8728in"/>
    </style:style>
    <style:style style:name="co12" style:family="table-column">
      <style:table-column-properties fo:break-before="auto" style:column-width="1.0972in"/>
    </style:style>
    <style:style style:name="co13" style:family="table-column">
      <style:table-column-properties fo:break-before="auto" style:column-width="1.028in"/>
    </style:style>
    <style:style style:name="co14" style:family="table-column">
      <style:table-column-properties fo:break-before="auto" style:column-width="1.0555in"/>
    </style:style>
    <style:style style:name="co15" style:family="table-column">
      <style:table-column-properties fo:break-before="auto" style:column-width="1.3193in"/>
    </style:style>
    <style:style style:name="co16" style:family="table-column">
      <style:table-column-properties fo:break-before="auto" style:column-width="1.0693in"/>
    </style:style>
    <style:style style:name="co17" style:family="table-column">
      <style:table-column-properties fo:break-before="auto" style:column-width="1.15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dataset">
      <style:table-properties table:display="true" style:writing-mode="lr-tb"/>
    </style:style>
    <style:style style:name="ta2" style:family="table" style:master-page-name="PageStyle_5f_result">
      <style:table-properties table:display="true" style:writing-mode="lr-tb"/>
    </style:style>
    <style:style style:name="ce3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issing Values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Monitoring</text:p>
          </table:table-cell>
          <table:table-cell office:value-type="string" calcext:value-type="string">
            <text:p>AppliancesEnergy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edict total daily appliances energy based on sensor measurments in the house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ergy Monitoring</text:p>
          </table:table-cell>
          <table:table-cell office:value-type="string" calcext:value-type="string">
            <text:p>HouseholdPowerConsumption1</text:p>
          </table:table-cell>
          <table:table-cell office:value-type="float" office:value="746" calcext:value-type="float">
            <text:p>746</text:p>
          </table:table-cell>
          <table:table-cell office:value-type="float" office:value="694" calcext:value-type="float">
            <text:p>694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ict the daily active power based on minutely voltage, current and energy usage in a house in Sceaux (7km of Paris, France)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ergy Monitoring</text:p>
          </table:table-cell>
          <table:table-cell office:value-type="string" calcext:value-type="string">
            <text:p>HouseholdPowerConsumption2</text:p>
          </table:table-cell>
          <table:table-cell office:value-type="float" office:value="746" calcext:value-type="float">
            <text:p>746</text:p>
          </table:table-cell>
          <table:table-cell office:value-type="float" office:value="694" calcext:value-type="float">
            <text:p>694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ict the daily reactive power based on minutely voltage, current and energy usage in a house in Sceaux (7km of Paris, France)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BenzeneConcentration</text:p>
          </table:table-cell>
          <table:table-cell office:value-type="float" office:value="3433" calcext:value-type="float">
            <text:p>3433</text:p>
          </table:table-cell>
          <table:table-cell office:value-type="float" office:value="5445" calcext:value-type="float">
            <text:p>544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dict benzene concentration in an Italian city using past 10 days pollutant sensor and weather data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BeijingPM25Quality</text:p>
          </table:table-cell>
          <table:table-cell office:value-type="float" office:value="12432" calcext:value-type="float">
            <text:p>12432</text:p>
          </table:table-cell>
          <table:table-cell office:value-type="float" office:value="5100" calcext:value-type="float">
            <text:p>5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dict PM2.5 for Beijing multiple stations using weather, and air pollutants data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BeijingPM10Quality</text:p>
          </table:table-cell>
          <table:table-cell office:value-type="float" office:value="12432" calcext:value-type="float">
            <text:p>12432</text:p>
          </table:table-cell>
          <table:table-cell office:value-type="float" office:value="5100" calcext:value-type="float">
            <text:p>5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dict PM10 for Beijing multiple stations using weather, and air pollutants data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LiveFuelMoistureContent</text:p>
          </table:table-cell>
          <table:table-cell office:value-type="float" office:value="3493" calcext:value-type="float">
            <text:p>3493</text:p>
          </table:table-cell>
          <table:table-cell office:value-type="float" office:value="1510" calcext:value-type="float">
            <text:p>15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dict leaf moisture content from satellite data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FloodModeling1</text:p>
          </table:table-cell>
          <table:table-cell office:value-type="float" office:value="471" calcext:value-type="float">
            <text:p>471</text:p>
          </table:table-cell>
          <table:table-cell office:value-type="float" office:value="202" calcext:value-type="float">
            <text:p>20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ict height of river of a specific catchment area using rainfall data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FloodModeling2</text:p>
          </table:table-cell>
          <table:table-cell office:value-type="float" office:value="389" calcext:value-type="float">
            <text:p>389</text:p>
          </table:table-cell>
          <table:table-cell office:value-type="float" office:value="167" calcext:value-type="float">
            <text:p>16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ict height of river of a specific catchment area using rainfall data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FloodModeling3</text:p>
          </table:table-cell>
          <table:table-cell office:value-type="float" office:value="429" calcext:value-type="float">
            <text:p>429</text:p>
          </table:table-cell>
          <table:table-cell office:value-type="float" office:value="184" calcext:value-type="float">
            <text:p>184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ict height of river of a specific catchment area using rainfall data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AustraliaRainfall</text:p>
          </table:table-cell>
          <table:table-cell office:value-type="float" office:value="112186" calcext:value-type="float">
            <text:p>112186</text:p>
          </table:table-cell>
          <table:table-cell office:value-type="float" office:value="48081" calcext:value-type="float">
            <text:p>480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ict total daily rainfall in various parts of Australia using temperature data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alth Monitoring</text:p>
          </table:table-cell>
          <table:table-cell office:value-type="string" calcext:value-type="string">
            <text:p>PPGDalia</text:p>
          </table:table-cell>
          <table:table-cell office:value-type="float" office:value="43215" calcext:value-type="float">
            <text:p>43215</text:p>
          </table:table-cell>
          <table:table-cell office:value-type="float" office:value="21482" calcext:value-type="float">
            <text:p>21482</text:p>
          </table:table-cell>
          <table:table-cell office:value-type="string" calcext:value-type="string">
            <text:p>256-51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dict heart rate using single PPG and accelerometer sensors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alth Monitoring</text:p>
          </table:table-cell>
          <table:table-cell office:value-type="string" calcext:value-type="string">
            <text:p>IEEEPPG</text:p>
          </table:table-cell>
          <table:table-cell office:value-type="float" office:value="1768" calcext:value-type="float">
            <text:p>1768</text:p>
          </table:table-cell>
          <table:table-cell office:value-type="float" office:value="1328" calcext:value-type="float">
            <text:p>13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ict heart rate using 2 PPG and 3 accelerometer sensors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alth Monitoring</text:p>
          </table:table-cell>
          <table:table-cell office:value-type="string" calcext:value-type="string">
            <text:p>BIDMCRR</text:p>
          </table:table-cell>
          <table:table-cell office:value-type="float" office:value="5471" calcext:value-type="float">
            <text:p>5471</text:p>
          </table:table-cell>
          <table:table-cell office:value-type="float" office:value="2399" calcext:value-type="float">
            <text:p>239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ict breathing rate using PPG and ECG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alth Monitoring</text:p>
          </table:table-cell>
          <table:table-cell office:value-type="string" calcext:value-type="string">
            <text:p>BIDMCHR</text:p>
          </table:table-cell>
          <table:table-cell office:value-type="float" office:value="5550" calcext:value-type="float">
            <text:p>5550</text:p>
          </table:table-cell>
          <table:table-cell office:value-type="float" office:value="2399" calcext:value-type="float">
            <text:p>239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ict heart rate using PPG and ECG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alth Monitoring</text:p>
          </table:table-cell>
          <table:table-cell office:value-type="string" calcext:value-type="string">
            <text:p>BIDMCSpO2</text:p>
          </table:table-cell>
          <table:table-cell office:value-type="float" office:value="5550" calcext:value-type="float">
            <text:p>5550</text:p>
          </table:table-cell>
          <table:table-cell office:value-type="float" office:value="2399" calcext:value-type="float">
            <text:p>239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ict blood oxygen saturation level using PPG and ECG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ntiment Analysis</text:p>
          </table:table-cell>
          <table:table-cell office:value-type="string" calcext:value-type="string">
            <text:p>NewsHeadlineSentiment</text:p>
          </table:table-cell>
          <table:table-cell office:value-type="float" office:value="58213" calcext:value-type="float">
            <text:p>58213</text:p>
          </table:table-cell>
          <table:table-cell office:value-type="float" office:value="24951" calcext:value-type="float">
            <text:p>2495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ict news headline sentiment after 2 days using 4 social media response every 20 mins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ntiment Analysis</text:p>
          </table:table-cell>
          <table:table-cell office:value-type="string" calcext:value-type="string">
            <text:p>NewsTitleSentiment</text:p>
          </table:table-cell>
          <table:table-cell office:value-type="float" office:value="58213" calcext:value-type="float">
            <text:p>58213</text:p>
          </table:table-cell>
          <table:table-cell office:value-type="float" office:value="24951" calcext:value-type="float">
            <text:p>2495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ict news title sentiment after 2 days using 4 social media response every 20 mins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Covid3Month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ict COVID19 death rate on April 1 2020 for each country based on daily confirmed cases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" table:style-name="ta2">
        <office:forms form:automatic-focus="false" form:apply-design-mode="false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0" table:number-columns-repeated="1006" table:default-cell-style-name="Default"/>
        <table:table-row table:style-name="ro1">
          <table:table-cell table:style-name="ce3" office:value-type="string" calcext:value-type="string">
            <text:p>Dataset Name</text:p>
          </table:table-cell>
          <table:table-cell table:style-name="ce3" office:value-type="string" calcext:value-type="string">
            <text:p>AutoGluon</text:p>
          </table:table-cell>
          <table:table-cell table:style-name="ce3" office:value-type="string" calcext:value-type="string">
            <text:p>FLAML</text:p>
          </table:table-cell>
          <table:table-cell table:style-name="ce3" office:value-type="string" calcext:value-type="string">
            <text:p>FPCR</text:p>
          </table:table-cell>
          <table:table-cell table:style-name="ce3" office:value-type="string" calcext:value-type="string">
            <text:p>FPCR-Bspline</text:p>
          </table:table-cell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SVR Optimised</text:p>
          </table:table-cell>
          <table:table-cell table:style-name="ce3" office:value-type="string" calcext:value-type="string">
            <text:p>Random Forest</text:p>
          </table:table-cell>
          <table:table-cell table:style-name="ce3" office:value-type="string" calcext:value-type="string">
            <text:p>XGBoost</text:p>
          </table:table-cell>
          <table:table-cell table:style-name="ce3" office:value-type="string" calcext:value-type="string">
            <text:p>1-NN-ED</text:p>
          </table:table-cell>
          <table:table-cell table:style-name="ce3" office:value-type="string" calcext:value-type="string">
            <text:p>5-NN-ED</text:p>
          </table:table-cell>
          <table:table-cell table:style-name="ce3" office:value-type="string" calcext:value-type="string">
            <text:p>1-NN-DTWD</text:p>
          </table:table-cell>
          <table:table-cell table:style-name="ce3" office:value-type="string" calcext:value-type="string">
            <text:p>5-NN-DTWD</text:p>
          </table:table-cell>
          <table:table-cell table:style-name="ce3" office:value-type="string" calcext:value-type="string">
            <text:p>Rocket</text:p>
          </table:table-cell>
          <table:table-cell table:style-name="ce3" office:value-type="string" calcext:value-type="string">
            <text:p>FCN</text:p>
          </table:table-cell>
          <table:table-cell table:style-name="ce3" office:value-type="string" calcext:value-type="string">
            <text:p>ResNet</text:p>
          </table:table-cell>
          <table:table-cell table:style-name="ce3" office:value-type="string" calcext:value-type="string">
            <text:p>Inception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ppliancesEnergy</text:p>
          </table:table-cell>
          <table:table-cell table:style-name="ce2" office:value-type="float" office:value="2.15597767408663" calcext:value-type="float">
            <text:p>2.15597767408663</text:p>
          </table:table-cell>
          <table:table-cell table:style-name="ce2" office:value-type="float" office:value="2.51690437754772" calcext:value-type="float">
            <text:p>2.51690437754772</text:p>
          </table:table-cell>
          <table:table-cell table:number-columns-repeated="2" table:style-name="ce2" office:value-type="float" office:value="5.405052" calcext:value-type="float">
            <text:p>5.405052</text:p>
          </table:table-cell>
          <table:table-cell table:style-name="ce2" office:value-type="float" office:value="3.4576312" calcext:value-type="float">
            <text:p>3.4576312</text:p>
          </table:table-cell>
          <table:table-cell table:style-name="ce2" office:value-type="float" office:value="3.454574" calcext:value-type="float">
            <text:p>3.454574</text:p>
          </table:table-cell>
          <table:table-cell table:style-name="ce2" office:value-type="float" office:value="3.4551198" calcext:value-type="float">
            <text:p>3.4551198</text:p>
          </table:table-cell>
          <table:table-cell table:style-name="ce2" office:value-type="float" office:value="3.489024" calcext:value-type="float">
            <text:p>3.489024</text:p>
          </table:table-cell>
          <table:table-cell table:style-name="ce2" office:value-type="float" office:value="5.231953" calcext:value-type="float">
            <text:p>5.231953</text:p>
          </table:table-cell>
          <table:table-cell table:style-name="ce2" office:value-type="float" office:value="4.227438" calcext:value-type="float">
            <text:p>4.227438</text:p>
          </table:table-cell>
          <table:table-cell table:style-name="ce2" office:value-type="float" office:value="6.036547" calcext:value-type="float">
            <text:p>6.036547</text:p>
          </table:table-cell>
          <table:table-cell table:style-name="ce2" office:value-type="float" office:value="4.019873" calcext:value-type="float">
            <text:p>4.019873</text:p>
          </table:table-cell>
          <table:table-cell table:style-name="ce2" office:value-type="float" office:value="2.2990312" calcext:value-type="float">
            <text:p>2.2990312</text:p>
          </table:table-cell>
          <table:table-cell table:style-name="ce2" office:value-type="float" office:value="2.865684" calcext:value-type="float">
            <text:p>2.865684</text:p>
          </table:table-cell>
          <table:table-cell table:style-name="ce2" office:value-type="float" office:value="3.065047" calcext:value-type="float">
            <text:p>3.065047</text:p>
          </table:table-cell>
          <table:table-cell table:style-name="ce2" office:value-type="float" office:value="4.43533" calcext:value-type="float">
            <text:p>4.4353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ijingPM10Quality</text:p>
          </table:table-cell>
          <table:table-cell table:number-columns-repeated="2" table:style-name="ce2" office:value-type="float" office:value="108.381598256434" calcext:value-type="float">
            <text:p>108.381598256434</text:p>
          </table:table-cell>
          <table:table-cell table:style-name="ce2" office:value-type="float" office:value="99.725946" calcext:value-type="float">
            <text:p>99.725946</text:p>
          </table:table-cell>
          <table:table-cell table:style-name="ce2" office:value-type="float" office:value="99.732125" calcext:value-type="float">
            <text:p>99.732125</text:p>
          </table:table-cell>
          <table:table-cell table:number-columns-repeated="2" table:style-name="ce2" office:value-type="float" office:value="110.574226" calcext:value-type="float">
            <text:p>110.574226</text:p>
          </table:table-cell>
          <table:table-cell table:style-name="ce2" office:value-type="float" office:value="94.072344" calcext:value-type="float">
            <text:p>94.072344</text:p>
          </table:table-cell>
          <table:table-cell table:style-name="ce2" office:value-type="float" office:value="93.138127" calcext:value-type="float">
            <text:p>93.138127</text:p>
          </table:table-cell>
          <table:table-cell table:style-name="ce2" office:value-type="float" office:value="139.22979" calcext:value-type="float">
            <text:p>139.22979</text:p>
          </table:table-cell>
          <table:table-cell table:style-name="ce2" office:value-type="float" office:value="115.669411" calcext:value-type="float">
            <text:p>115.669411</text:p>
          </table:table-cell>
          <table:table-cell table:style-name="ce2" office:value-type="float" office:value="139.134908" calcext:value-type="float">
            <text:p>139.134908</text:p>
          </table:table-cell>
          <table:table-cell table:style-name="ce2" office:value-type="float" office:value="115.502744" calcext:value-type="float">
            <text:p>115.502744</text:p>
          </table:table-cell>
          <table:table-cell table:style-name="ce2" office:value-type="float" office:value="120.0577646" calcext:value-type="float">
            <text:p>120.0577646</text:p>
          </table:table-cell>
          <table:table-cell table:style-name="ce2" office:value-type="float" office:value="94.348729" calcext:value-type="float">
            <text:p>94.348729</text:p>
          </table:table-cell>
          <table:table-cell table:style-name="ce2" office:value-type="float" office:value="95.489374" calcext:value-type="float">
            <text:p>95.489374</text:p>
          </table:table-cell>
          <table:table-cell table:style-name="ce2" office:value-type="float" office:value="96.749997" calcext:value-type="float">
            <text:p>96.74999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ijingPM25Quality</text:p>
          </table:table-cell>
          <table:table-cell table:style-name="ce2" office:value-type="float" office:value="75.1875330442188" calcext:value-type="float">
            <text:p>75.1875330442188</text:p>
          </table:table-cell>
          <table:table-cell table:style-name="ce2" office:value-type="float" office:value="76.5460761354274" calcext:value-type="float">
            <text:p>76.5460761354274</text:p>
          </table:table-cell>
          <table:table-cell table:style-name="ce2" office:value-type="float" office:value="69.379217" calcext:value-type="float">
            <text:p>69.379217</text:p>
          </table:table-cell>
          <table:table-cell table:style-name="ce2" office:value-type="float" office:value="69.369892" calcext:value-type="float">
            <text:p>69.369892</text:p>
          </table:table-cell>
          <table:table-cell table:style-name="ce2" office:value-type="float" office:value="75.734162" calcext:value-type="float">
            <text:p>75.734162</text:p>
          </table:table-cell>
          <table:table-cell table:style-name="ce2" office:value-type="float" office:value="71.437076" calcext:value-type="float">
            <text:p>71.437076</text:p>
          </table:table-cell>
          <table:table-cell table:style-name="ce2" office:value-type="float" office:value="63.301428" calcext:value-type="float">
            <text:p>63.301428</text:p>
          </table:table-cell>
          <table:table-cell table:style-name="ce2" office:value-type="float" office:value="59.495865" calcext:value-type="float">
            <text:p>59.495865</text:p>
          </table:table-cell>
          <table:table-cell table:style-name="ce2" office:value-type="float" office:value="88.193545" calcext:value-type="float">
            <text:p>88.193545</text:p>
          </table:table-cell>
          <table:table-cell table:style-name="ce2" office:value-type="float" office:value="74.156382" calcext:value-type="float">
            <text:p>74.156382</text:p>
          </table:table-cell>
          <table:table-cell table:style-name="ce2" office:value-type="float" office:value="88.256082" calcext:value-type="float">
            <text:p>88.256082</text:p>
          </table:table-cell>
          <table:table-cell table:style-name="ce2" office:value-type="float" office:value="72.717689" calcext:value-type="float">
            <text:p>72.717689</text:p>
          </table:table-cell>
          <table:table-cell table:style-name="ce2" office:value-type="float" office:value="62.769655" calcext:value-type="float">
            <text:p>62.769655</text:p>
          </table:table-cell>
          <table:table-cell table:style-name="ce2" office:value-type="float" office:value="59.726847" calcext:value-type="float">
            <text:p>59.726847</text:p>
          </table:table-cell>
          <table:table-cell table:style-name="ce2" office:value-type="float" office:value="64.462746" calcext:value-type="float">
            <text:p>64.462746</text:p>
          </table:table-cell>
          <table:table-cell table:style-name="ce2" office:value-type="float" office:value="62.227924" calcext:value-type="float">
            <text:p>62.22792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nzeneConcentration</text:p>
          </table:table-cell>
          <table:table-cell table:style-name="ce2" office:value-type="float" office:value="3.87476733911886" calcext:value-type="float">
            <text:p>3.87476733911886</text:p>
          </table:table-cell>
          <table:table-cell table:style-name="ce2" office:value-type="float" office:value="4.00102187505133" calcext:value-type="float">
            <text:p>4.00102187505133</text:p>
          </table:table-cell>
          <table:table-cell table:style-name="ce2" office:value-type="float" office:value="11.088396" calcext:value-type="float">
            <text:p>11.088396</text:p>
          </table:table-cell>
          <table:table-cell table:style-name="ce2" office:value-type="float" office:value="11.094974" calcext:value-type="float">
            <text:p>11.094974</text:p>
          </table:table-cell>
          <table:table-cell table:number-columns-repeated="2" table:style-name="ce2" office:value-type="float" office:value="4.790901" calcext:value-type="float">
            <text:p>4.790901</text:p>
          </table:table-cell>
          <table:table-cell table:style-name="ce2" office:value-type="float" office:value="0.855559" calcext:value-type="float">
            <text:p>0.855559</text:p>
          </table:table-cell>
          <table:table-cell table:style-name="ce2" office:value-type="float" office:value="0.6377256" calcext:value-type="float">
            <text:p>0.6377256</text:p>
          </table:table-cell>
          <table:table-cell table:style-name="ce2" office:value-type="float" office:value="6.535685" calcext:value-type="float">
            <text:p>6.535685</text:p>
          </table:table-cell>
          <table:table-cell table:style-name="ce2" office:value-type="float" office:value="5.84498" calcext:value-type="float">
            <text:p>5.84498</text:p>
          </table:table-cell>
          <table:table-cell table:style-name="ce2" office:value-type="float" office:value="4.983578" calcext:value-type="float">
            <text:p>4.983578</text:p>
          </table:table-cell>
          <table:table-cell table:style-name="ce2" office:value-type="float" office:value="4.868465" calcext:value-type="float">
            <text:p>4.868465</text:p>
          </table:table-cell>
          <table:table-cell table:style-name="ce2" office:value-type="float" office:value="3.360614" calcext:value-type="float">
            <text:p>3.360614</text:p>
          </table:table-cell>
          <table:table-cell table:style-name="ce2" office:value-type="float" office:value="4.988295" calcext:value-type="float">
            <text:p>4.988295</text:p>
          </table:table-cell>
          <table:table-cell table:style-name="ce2" office:value-type="float" office:value="4.0612608" calcext:value-type="float">
            <text:p>4.0612608</text:p>
          </table:table-cell>
          <table:table-cell table:style-name="ce2" office:value-type="float" office:value="1.584852" calcext:value-type="float">
            <text:p>1.58485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vid3Month</text:p>
          </table:table-cell>
          <table:table-cell table:style-name="ce2" office:value-type="float" office:value="0.040439299838147" calcext:value-type="float">
            <text:p>0.040439299838147</text:p>
          </table:table-cell>
          <table:table-cell table:style-name="ce2" office:value-type="float" office:value="0.0434806894839924" calcext:value-type="float">
            <text:p>0.0434806894839924</text:p>
          </table:table-cell>
          <table:table-cell table:number-columns-repeated="2" table:style-name="ce2" office:value-type="float" office:value="0.044912" calcext:value-type="float">
            <text:p>0.044912</text:p>
          </table:table-cell>
          <table:table-cell table:number-columns-repeated="2" table:style-name="ce2" office:value-type="float" office:value="0.06584" calcext:value-type="float">
            <text:p>0.06584</text:p>
          </table:table-cell>
          <table:table-cell table:style-name="ce2" office:value-type="float" office:value="0.0424" calcext:value-type="float">
            <text:p>0.0424</text:p>
          </table:table-cell>
          <table:table-cell table:style-name="ce2" office:value-type="float" office:value="0.044682" calcext:value-type="float">
            <text:p>0.044682</text:p>
          </table:table-cell>
          <table:table-cell table:style-name="ce2" office:value-type="float" office:value="0.05306" calcext:value-type="float">
            <text:p>0.05306</text:p>
          </table:table-cell>
          <table:table-cell table:style-name="ce2" office:value-type="float" office:value="0.041815" calcext:value-type="float">
            <text:p>0.041815</text:p>
          </table:table-cell>
          <table:table-cell table:style-name="ce2" office:value-type="float" office:value="0.052735" calcext:value-type="float">
            <text:p>0.052735</text:p>
          </table:table-cell>
          <table:table-cell table:style-name="ce2" office:value-type="float" office:value="0.042943" calcext:value-type="float">
            <text:p>0.042943</text:p>
          </table:table-cell>
          <table:table-cell table:style-name="ce2" office:value-type="float" office:value="0.0438782" calcext:value-type="float">
            <text:p>0.0438782</text:p>
          </table:table-cell>
          <table:table-cell table:style-name="ce2" office:value-type="float" office:value="0.07434" calcext:value-type="float">
            <text:p>0.07434</text:p>
          </table:table-cell>
          <table:table-cell table:style-name="ce2" office:value-type="float" office:value="0.095338" calcext:value-type="float">
            <text:p>0.095338</text:p>
          </table:table-cell>
          <table:table-cell table:style-name="ce2" office:value-type="float" office:value="0.053769" calcext:value-type="float">
            <text:p>0.05376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loodModeling1</text:p>
          </table:table-cell>
          <table:table-cell table:style-name="ce2" office:value-type="float" office:value="0.0136797315122627" calcext:value-type="float">
            <text:p>0.0136797315122627</text:p>
          </table:table-cell>
          <table:table-cell table:style-name="ce2" office:value-type="float" office:value="0.016976539092872" calcext:value-type="float">
            <text:p>0.016976539092872</text:p>
          </table:table-cell>
          <table:table-cell table:number-columns-repeated="2" table:style-name="ce2" office:value-type="float" office:value="0.018853" calcext:value-type="float">
            <text:p>0.018853</text:p>
          </table:table-cell>
          <table:table-cell table:style-name="ce2" office:value-type="float" office:value="0.077897" calcext:value-type="float">
            <text:p>0.077897</text:p>
          </table:table-cell>
          <table:table-cell table:style-name="ce2" office:value-type="float" office:value="0.046304" calcext:value-type="float">
            <text:p>0.046304</text:p>
          </table:table-cell>
          <table:table-cell table:style-name="ce2" office:value-type="float" office:value="0.015891" calcext:value-type="float">
            <text:p>0.015891</text:p>
          </table:table-cell>
          <table:table-cell table:style-name="ce2" office:value-type="float" office:value="0.0159712" calcext:value-type="float">
            <text:p>0.0159712</text:p>
          </table:table-cell>
          <table:table-cell table:style-name="ce2" office:value-type="float" office:value="0.01482" calcext:value-type="float">
            <text:p>0.01482</text:p>
          </table:table-cell>
          <table:table-cell table:style-name="ce2" office:value-type="float" office:value="0.016193" calcext:value-type="float">
            <text:p>0.016193</text:p>
          </table:table-cell>
          <table:table-cell table:style-name="ce2" office:value-type="float" office:value="0.011689" calcext:value-type="float">
            <text:p>0.011689</text:p>
          </table:table-cell>
          <table:table-cell table:style-name="ce2" office:value-type="float" office:value="0.009801" calcext:value-type="float">
            <text:p>0.009801</text:p>
          </table:table-cell>
          <table:table-cell table:style-name="ce2" office:value-type="float" office:value="0.002356" calcext:value-type="float">
            <text:p>0.002356</text:p>
          </table:table-cell>
          <table:table-cell table:style-name="ce2" office:value-type="float" office:value="0.006709" calcext:value-type="float">
            <text:p>0.006709</text:p>
          </table:table-cell>
          <table:table-cell table:style-name="ce2" office:value-type="float" office:value="0.008868" calcext:value-type="float">
            <text:p>0.008868</text:p>
          </table:table-cell>
          <table:table-cell table:style-name="ce2" office:value-type="float" office:value="0.01743" calcext:value-type="float">
            <text:p>0.0174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loodModeling2</text:p>
          </table:table-cell>
          <table:table-cell table:style-name="ce2" office:value-type="float" office:value="0.019079" calcext:value-type="float">
            <text:p>0.019079</text:p>
          </table:table-cell>
          <table:table-cell table:style-name="ce2" office:value-type="float" office:value="0.00930452709163201" calcext:value-type="float">
            <text:p>0.00930452709163201</text:p>
          </table:table-cell>
          <table:table-cell table:number-columns-repeated="2" table:style-name="ce2" office:value-type="float" office:value="0.019079" calcext:value-type="float">
            <text:p>0.019079</text:p>
          </table:table-cell>
          <table:table-cell table:number-columns-repeated="2" table:style-name="ce2" office:value-type="float" office:value="0.075804" calcext:value-type="float">
            <text:p>0.075804</text:p>
          </table:table-cell>
          <table:table-cell table:style-name="ce2" office:value-type="float" office:value="0.014095" calcext:value-type="float">
            <text:p>0.014095</text:p>
          </table:table-cell>
          <table:table-cell table:style-name="ce2" office:value-type="float" office:value="0.018199" calcext:value-type="float">
            <text:p>0.018199</text:p>
          </table:table-cell>
          <table:table-cell table:style-name="ce2" office:value-type="float" office:value="0.018552" calcext:value-type="float">
            <text:p>0.018552</text:p>
          </table:table-cell>
          <table:table-cell table:style-name="ce2" office:value-type="float" office:value="0.018586" calcext:value-type="float">
            <text:p>0.018586</text:p>
          </table:table-cell>
          <table:table-cell table:style-name="ce2" office:value-type="float" office:value="0.016356" calcext:value-type="float">
            <text:p>0.016356</text:p>
          </table:table-cell>
          <table:table-cell table:style-name="ce2" office:value-type="float" office:value="0.016238" calcext:value-type="float">
            <text:p>0.016238</text:p>
          </table:table-cell>
          <table:table-cell table:style-name="ce2" office:value-type="float" office:value="0.005881" calcext:value-type="float">
            <text:p>0.005881</text:p>
          </table:table-cell>
          <table:table-cell table:style-name="ce2" office:value-type="float" office:value="0.006719" calcext:value-type="float">
            <text:p>0.006719</text:p>
          </table:table-cell>
          <table:table-cell table:style-name="ce2" office:value-type="float" office:value="0.013939" calcext:value-type="float">
            <text:p>0.013939</text:p>
          </table:table-cell>
          <table:table-cell table:style-name="ce2" office:value-type="float" office:value="0.00729" calcext:value-type="float">
            <text:p>0.0072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ouseholdPowerConsumption1</text:p>
          </table:table-cell>
          <table:table-cell table:style-name="ce2" office:value-type="float" office:value="145.957597711925" calcext:value-type="float">
            <text:p>145.957597711925</text:p>
          </table:table-cell>
          <table:table-cell table:style-name="ce2" office:value-type="float" office:value="169.335060416556" calcext:value-type="float">
            <text:p>169.335060416556</text:p>
          </table:table-cell>
          <table:table-cell table:style-name="ce2" office:value-type="float" office:value="147.548998" calcext:value-type="float">
            <text:p>147.548998</text:p>
          </table:table-cell>
          <table:table-cell table:style-name="ce2" office:value-type="float" office:value="147.5492" calcext:value-type="float">
            <text:p>147.5492</text:p>
          </table:table-cell>
          <table:table-cell table:style-name="ce2" office:value-type="float" office:value="519.155544" calcext:value-type="float">
            <text:p>519.155544</text:p>
          </table:table-cell>
          <table:table-cell table:style-name="ce2" office:value-type="float" office:value="152.391358" calcext:value-type="float">
            <text:p>152.391358</text:p>
          </table:table-cell>
          <table:table-cell table:style-name="ce2" office:value-type="float" office:value="248.858964" calcext:value-type="float">
            <text:p>248.858964</text:p>
          </table:table-cell>
          <table:table-cell table:style-name="ce2" office:value-type="float" office:value="231.089829" calcext:value-type="float">
            <text:p>231.089829</text:p>
          </table:table-cell>
          <table:table-cell table:style-name="ce2" office:value-type="float" office:value="473.932736" calcext:value-type="float">
            <text:p>473.932736</text:p>
          </table:table-cell>
          <table:table-cell table:style-name="ce2" office:value-type="float" office:value="432.594707" calcext:value-type="float">
            <text:p>432.594707</text:p>
          </table:table-cell>
          <table:table-cell table:style-name="ce2" office:value-type="float" office:value="427.04311" calcext:value-type="float">
            <text:p>427.04311</text:p>
          </table:table-cell>
          <table:table-cell table:style-name="ce2" office:value-type="float" office:value="297.221675" calcext:value-type="float">
            <text:p>297.221675</text:p>
          </table:table-cell>
          <table:table-cell table:style-name="ce2" office:value-type="float" office:value="132.798779" calcext:value-type="float">
            <text:p>132.798779</text:p>
          </table:table-cell>
          <table:table-cell table:style-name="ce2" office:value-type="float" office:value="162.244492" calcext:value-type="float">
            <text:p>162.244492</text:p>
          </table:table-cell>
          <table:table-cell table:style-name="ce2" office:value-type="float" office:value="193.207281" calcext:value-type="float">
            <text:p>193.207281</text:p>
          </table:table-cell>
          <table:table-cell table:style-name="ce2" office:value-type="float" office:value="153.716402" calcext:value-type="float">
            <text:p>153.71640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ouseholdPowerConsumption2</text:p>
          </table:table-cell>
          <table:table-cell table:style-name="ce2" office:value-type="float" office:value="46.925185" calcext:value-type="float">
            <text:p>46.925185</text:p>
          </table:table-cell>
          <table:table-cell office:value-type="float" office:value="37.0314741130844" calcext:value-type="float">
            <text:p>37.0314741130844</text:p>
          </table:table-cell>
          <table:table-cell table:style-name="ce2" office:value-type="float" office:value="46.925185" calcext:value-type="float">
            <text:p>46.925185</text:p>
          </table:table-cell>
          <table:table-cell table:style-name="ce2" office:value-type="float" office:value="46.929783" calcext:value-type="float">
            <text:p>46.929783</text:p>
          </table:table-cell>
          <table:table-cell table:style-name="ce2" office:value-type="float" office:value="57.339837" calcext:value-type="float">
            <text:p>57.339837</text:p>
          </table:table-cell>
          <table:table-cell table:style-name="ce2" office:value-type="float" office:value="55.98083" calcext:value-type="float">
            <text:p>55.98083</text:p>
          </table:table-cell>
          <table:table-cell table:style-name="ce2" office:value-type="float" office:value="46.932139" calcext:value-type="float">
            <text:p>46.932139</text:p>
          </table:table-cell>
          <table:table-cell table:style-name="ce2" office:value-type="float" office:value="44.3729326" calcext:value-type="float">
            <text:p>44.3729326</text:p>
          </table:table-cell>
          <table:table-cell table:style-name="ce2" office:value-type="float" office:value="71.479369" calcext:value-type="float">
            <text:p>71.479369</text:p>
          </table:table-cell>
          <table:table-cell table:style-name="ce2" office:value-type="float" office:value="64.272956" calcext:value-type="float">
            <text:p>64.272956</text:p>
          </table:table-cell>
          <table:table-cell table:style-name="ce2" office:value-type="float" office:value="58.802634" calcext:value-type="float">
            <text:p>58.802634</text:p>
          </table:table-cell>
          <table:table-cell table:style-name="ce2" office:value-type="float" office:value="51.494969" calcext:value-type="float">
            <text:p>51.494969</text:p>
          </table:table-cell>
          <table:table-cell table:style-name="ce2" office:value-type="float" office:value="32.607104" calcext:value-type="float">
            <text:p>32.607104</text:p>
          </table:table-cell>
          <table:table-cell table:style-name="ce2" office:value-type="float" office:value="46.829256" calcext:value-type="float">
            <text:p>46.829256</text:p>
          </table:table-cell>
          <table:table-cell table:style-name="ce2" office:value-type="float" office:value="39.080121" calcext:value-type="float">
            <text:p>39.080121</text:p>
          </table:table-cell>
          <table:table-cell table:style-name="ce2" office:value-type="float" office:value="39.409826" calcext:value-type="float">
            <text:p>39.40982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IEEEPPG</text:p>
          </table:table-cell>
          <table:table-cell table:style-name="ce2" office:value-type="float" office:value="25.5747762086609" calcext:value-type="float">
            <text:p>25.5747762086609</text:p>
          </table:table-cell>
          <table:table-cell table:style-name="ce2" office:value-type="float" office:value="27.603676081053" calcext:value-type="float">
            <text:p>27.603676081053</text:p>
          </table:table-cell>
          <table:table-cell table:style-name="ce2" office:value-type="float" office:value="31.381214" calcext:value-type="float">
            <text:p>31.381214</text:p>
          </table:table-cell>
          <table:table-cell table:style-name="ce2" office:value-type="float" office:value="31.381212" calcext:value-type="float">
            <text:p>31.381212</text:p>
          </table:table-cell>
          <table:table-cell table:style-name="ce2" office:value-type="float" office:value="36.301933" calcext:value-type="float">
            <text:p>36.301933</text:p>
          </table:table-cell>
          <table:table-cell table:style-name="ce2" office:value-type="float" office:value="37.254146" calcext:value-type="float">
            <text:p>37.254146</text:p>
          </table:table-cell>
          <table:table-cell table:style-name="ce2" office:value-type="float" office:value="32.10907" calcext:value-type="float">
            <text:p>32.10907</text:p>
          </table:table-cell>
          <table:table-cell table:style-name="ce2" office:value-type="float" office:value="31.487901" calcext:value-type="float">
            <text:p>31.487901</text:p>
          </table:table-cell>
          <table:table-cell table:style-name="ce2" office:value-type="float" office:value="33.208862" calcext:value-type="float">
            <text:p>33.208862</text:p>
          </table:table-cell>
          <table:table-cell table:style-name="ce2" office:value-type="float" office:value="27.111213" calcext:value-type="float">
            <text:p>27.111213</text:p>
          </table:table-cell>
          <table:table-cell table:style-name="ce2" office:value-type="float" office:value="37.140393" calcext:value-type="float">
            <text:p>37.140393</text:p>
          </table:table-cell>
          <table:table-cell table:style-name="ce2" office:value-type="float" office:value="33.572786" calcext:value-type="float">
            <text:p>33.572786</text:p>
          </table:table-cell>
          <table:table-cell table:style-name="ce2" office:value-type="float" office:value="36.5154892" calcext:value-type="float">
            <text:p>36.5154892</text:p>
          </table:table-cell>
          <table:table-cell table:style-name="ce2" office:value-type="float" office:value="34.325728" calcext:value-type="float">
            <text:p>34.325728</text:p>
          </table:table-cell>
          <table:table-cell table:style-name="ce2" office:value-type="float" office:value="33.150985" calcext:value-type="float">
            <text:p>33.150985</text:p>
          </table:table-cell>
          <table:table-cell table:style-name="ce2" office:value-type="float" office:value="23.903929" calcext:value-type="float">
            <text:p>23.90392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ewsTitleSentiment</text:p>
          </table:table-cell>
          <table:table-cell table:style-name="ce2" office:value-type="float" office:value="0.138126" calcext:value-type="float">
            <text:p>0.138126</text:p>
          </table:table-cell>
          <table:table-cell table:style-name="ce2" office:value-type="float" office:value="0.138102807639811" calcext:value-type="float">
            <text:p>0.138102807639811</text:p>
          </table:table-cell>
          <table:table-cell table:number-columns-repeated="2" table:style-name="ce2" office:value-type="float" office:value="0.138126" calcext:value-type="float">
            <text:p>0.138126</text:p>
          </table:table-cell>
          <table:table-cell table:number-columns-repeated="2" table:style-name="ce2" office:value-type="float" office:value="0.138881" calcext:value-type="float">
            <text:p>0.138881</text:p>
          </table:table-cell>
          <table:table-cell table:style-name="ce2" office:value-type="float" office:value="0.143103" calcext:value-type="float">
            <text:p>0.143103</text:p>
          </table:table-cell>
          <table:table-cell table:style-name="ce2" office:value-type="float" office:value="0.138336" calcext:value-type="float">
            <text:p>0.138336</text:p>
          </table:table-cell>
          <table:table-cell table:style-name="ce2" office:value-type="float" office:value="0.193318" calcext:value-type="float">
            <text:p>0.193318</text:p>
          </table:table-cell>
          <table:table-cell table:style-name="ce2" office:value-type="float" office:value="0.15095" calcext:value-type="float">
            <text:p>0.15095</text:p>
          </table:table-cell>
          <table:table-cell table:style-name="ce2" office:value-type="float" office:value="0.187257" calcext:value-type="float">
            <text:p>0.187257</text:p>
          </table:table-cell>
          <table:table-cell table:style-name="ce2" office:value-type="float" office:value="0.150564" calcext:value-type="float">
            <text:p>0.150564</text:p>
          </table:table-cell>
          <table:table-cell table:style-name="ce2" office:value-type="float" office:value="0.138059" calcext:value-type="float">
            <text:p>0.138059</text:p>
          </table:table-cell>
          <table:table-cell table:style-name="ce2" office:value-type="float" office:value="0.138082" calcext:value-type="float">
            <text:p>0.138082</text:p>
          </table:table-cell>
          <table:table-cell table:style-name="ce2" office:value-type="float" office:value="0.138295" calcext:value-type="float">
            <text:p>0.138295</text:p>
          </table:table-cell>
          <table:table-cell table:style-name="ce2" office:value-type="float" office:value="0.158558" calcext:value-type="float">
            <text:p>0.158558</text:p>
          </table:table-cell>
          <table:table-cell table:number-columns-repeated="1006"/>
        </table:table-row>
        <table:table-row table:style-name="ro1">
          <table:table-cell table:style-name="ce2" table:number-columns-repeated="17"/>
          <table:table-cell table:number-columns-repeated="1006"/>
        </table:table-row>
        <table:table-row table:style-name="ro1">
          <table:table-cell table:style-name="ce2" table:number-columns-repeated="4"/>
          <table:table-cell/>
          <table:table-cell table:style-name="ce2" table:number-columns-repeated="12"/>
          <table:table-cell table:number-columns-repeated="1006"/>
        </table:table-row>
        <table:table-row table:style-name="ro1" table:number-rows-repeated="2">
          <table:table-cell table:style-name="ce2" table:number-columns-repeated="17"/>
          <table:table-cell table:number-columns-repeated="1006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result.A1:result.Q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15" style:display-name="ConditionalStyle_115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sult" style:display-name="PageStyle_res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set" style:display-name="PageStyle_datas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ng Wei Tan</meta:initial-creator>
    <meta:creation-date>2020-06-21T08:24:14</meta:creation-date>
    <dc:date>2024-08-19T18:22:55.737057503</dc:date>
    <meta:generator>LibreOffice/7.3.7.2$Linux_X86_64 LibreOffice_project/30$Build-2</meta:generator>
    <meta:editing-duration>PT2M55S</meta:editing-duration>
    <meta:editing-cycles>3</meta:editing-cycles>
    <meta:document-statistic meta:table-count="2" meta:cell-count="384" meta:object-count="0"/>
    <meta:user-defined meta:name="AppVersion">16.0300</meta:user-defined>
  </office:meta>
</office:document-meta>
</file>